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officeooo:paragraph-rsid="001dd936"/>
    </style:style>
    <style:style style:name="P4" style:family="paragraph" style:parent-style-name="Standard">
      <style:text-properties officeooo:paragraph-rsid="001dd936"/>
    </style:style>
    <style:style style:name="P5" style:family="paragraph" style:parent-style-name="Heading_20_1">
      <style:text-properties style:font-name="P052" officeooo:rsid="001acb99" officeooo:paragraph-rsid="001acb99"/>
    </style:style>
    <style:style style:name="P6" style:family="paragraph" style:parent-style-name="Heading_20_2">
      <style:text-properties style:font-name="P052" officeooo:rsid="001dd936"/>
    </style:style>
    <style:style style:name="P7" style:family="paragraph" style:parent-style-name="Heading_20_2">
      <style:text-properties style:font-name="P052" officeooo:paragraph-rsid="001dd936"/>
    </style:style>
    <style:style style:name="P8" style:family="paragraph" style:parent-style-name="Heading_20_2">
      <style:text-properties officeooo:paragraph-rsid="001dd936"/>
    </style:style>
    <style:style style:name="P9" style:family="paragraph" style:parent-style-name="Preformatted_20_Text">
      <style:text-properties style:font-name="Source Code Pro Medium"/>
    </style:style>
    <style:style style:name="P10" style:family="paragraph" style:parent-style-name="Preformatted_20_Text">
      <style:text-properties style:font-name="Source Code Pro Medium" fo:font-size="10pt" officeooo:rsid="001dd936" officeooo:paragraph-rsid="001dd936" style:font-size-asian="10pt" style:font-size-complex="10pt"/>
    </style:style>
    <style:style style:name="P11" style:family="paragraph" style:parent-style-name="Preformatted_20_Text">
      <style:text-properties style:font-name="Source Code Pro Medium" fo:font-size="10pt" officeooo:rsid="00243723" officeooo:paragraph-rsid="00243723" style:font-size-asian="10pt" style:font-size-complex="10pt"/>
    </style:style>
    <style:style style:name="P12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43230"/>
    </style:style>
    <style:style style:name="T4" style:family="text">
      <style:text-properties style:font-name="P052" officeooo:rsid="00243723"/>
    </style:style>
    <style:style style:name="T5" style:family="text">
      <style:text-properties style:font-name="Source Code Pro Medium"/>
    </style:style>
    <style:style style:name="T6" style:family="text">
      <style:text-properties style:font-name="Source Code Pro Medium" fo:font-weight="normal" style:font-weight-asian="normal" style:font-weight-complex="normal"/>
    </style:style>
    <style:style style:name="T7" style:family="text">
      <style:text-properties officeooo:rsid="00243230"/>
    </style:style>
    <style:style style:name="T8" style:family="text">
      <style:text-properties style:text-position="33% 80%"/>
    </style:style>
    <style:style style:name="T9" style:family="text">
      <style:text-properties style:text-position="33% 80%" style:font-name="Source Code Pro Medium"/>
    </style:style>
    <style:style style:name="T10" style:family="text">
      <style:text-properties style:text-position="-8% 80%"/>
    </style:style>
    <style:style style:name="T11" style:family="text">
      <style:text-properties officeooo:rsid="002437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ssignment – <text:span text:style-name="T11">8</text:span></text:h>
      <text:p text:style-name="P1"/>
      <text:p text:style-name="P4"><text:span text:style-name="T1">1. </text:span><text:span text:style-name="T4">Implementation of BFS</text:span></text:p>
      <text:p text:style-name="P4"/>
      <text:h text:style-name="P6" text:outline-level="2">Algorithm: </text:h>
      <text:p text:style-name="Preformatted_20_Text">1. Initially queue and visited arrays are empty.<text:span text:style-name="T6"/></text:p>
      <text:p text:style-name="Preformatted_20_Text">2. Push node 0 into queue and mark it visited.<text:span text:style-name="T6"/></text:p>
      <text:p text:style-name="Preformatted_20_Text">3. Remove node 0 from the front of queue and visit the unvisited neighbours and push them into queue.<text:span text:style-name="T6"/></text:p>
      <text:p text:style-name="Preformatted_20_Text">4. Remove node 1 from the front of queue and visit the unvisited neighbours and push them into queue.<text:span text:style-name="T6"/></text:p>
      <text:p text:style-name="Preformatted_20_Text">5. Remove node 2 from the front of queue and visit the unvisited neighbours and push them into queue.<text:span text:style-name="T6"/></text:p>
      <text:p text:style-name="Preformatted_20_Text">6. Remove node 3 from the front of queue and visit the unvisited neighbours and push them into queue. <text:span text:style-name="T6"/></text:p>
      <text:p text:style-name="Preformatted_20_Text">7. Remove node 4 from the front of queue and visit the unvisited neighbours and push them into queue. <text:span text:style-name="T6"/></text:p>
      <text:h text:style-name="P8" text:outline-level="2"><text:span text:style-name="T2">Program:</text:span><text:span text:style-name="T1"> </text:span></text:h>
      <text:p text:style-name="P2">#include &lt;stdbool.h&gt;</text:p>
      <text:p text:style-name="P2">#include &lt;stdio.h&gt;</text:p>
      <text:p text:style-name="P2">#include &lt;stdlib.h&gt;</text:p>
      <text:p text:style-name="P2"/>
      <text:p text:style-name="P2">#define MAX_VERTICES 50</text:p>
      <text:p text:style-name="P2"/>
      <text:p text:style-name="P2">typedef struct Graph_t {</text:p>
      <text:p text:style-name="P2"><text:tab/></text:p>
      <text:p text:style-name="P2"><text:tab/>int V;</text:p>
      <text:p text:style-name="P2"><text:tab/>bool adj[MAX_VERTICES][MAX_VERTICES];</text:p>
      <text:p text:style-name="P2">} Graph;</text:p>
      <text:p text:style-name="P2"/>
      <text:p text:style-name="P2">Graph* Graph_create(int V)</text:p>
      <text:p text:style-name="P2">{</text:p>
      <text:p text:style-name="P2"><text:tab/>Graph* g = malloc(sizeof(Graph));</text:p>
      <text:p text:style-name="P2"><text:tab/>g-&gt;V = V;</text:p>
      <text:p text:style-name="P2"/>
      <text:p text:style-name="P2"><text:tab/>for (int i = 0; i &lt; V; i++) {</text:p>
      <text:p text:style-name="P2"><text:tab/><text:tab/>for (int j = 0; j &lt; V; j++) {</text:p>
      <text:p text:style-name="P2"><text:tab/><text:tab/><text:tab/>g-&gt;adj[i][j] = false;</text:p>
      <text:p text:style-name="P2"><text:tab/><text:tab/>}</text:p>
      <text:p text:style-name="P2"><text:tab/>}</text:p>
      <text:p text:style-name="P2"/>
      <text:p text:style-name="P2"><text:tab/>return g;</text:p>
      <text:p text:style-name="P2">}</text:p>
      <text:p text:style-name="P2"/>
      <text:p text:style-name="P2">void Graph_destroy(Graph* g) {</text:p>
      <text:p text:style-name="P2"><text:tab/>free(g);</text:p>
      <text:p text:style-name="P2">}</text:p>
      <text:p text:style-name="P2"><text:soft-page-break/></text:p>
      <text:p text:style-name="P2">void Graph_addEdge(Graph* g, int v, int w)</text:p>
      <text:p text:style-name="P2">{</text:p>
      <text:p text:style-name="P2"><text:tab/>g-&gt;adj[v][w] = true;</text:p>
      <text:p text:style-name="P2">}</text:p>
      <text:p text:style-name="P2"/>
      <text:p text:style-name="P2">void Graph_BFS(Graph* g, int s)</text:p>
      <text:p text:style-name="P2">{</text:p>
      <text:p text:style-name="P2"><text:tab/>bool visited[MAX_VERTICES];</text:p>
      <text:p text:style-name="P2"><text:tab/>for (int i = 0; i &lt; g-&gt;V; i++) {</text:p>
      <text:p text:style-name="P2"><text:tab/><text:tab/>visited[i] = false;</text:p>
      <text:p text:style-name="P2"><text:tab/>}</text:p>
      <text:p text:style-name="P2"/>
      <text:p text:style-name="P2"><text:tab/>int queue[MAX_VERTICES];</text:p>
      <text:p text:style-name="P2"><text:tab/>int front = 0, rear = 0;</text:p>
      <text:p text:style-name="P2"/>
      <text:p text:style-name="P2"><text:tab/>visited[s] = true;</text:p>
      <text:p text:style-name="P2"><text:tab/>queue[rear++] = s;</text:p>
      <text:p text:style-name="P2"/>
      <text:p text:style-name="P2"><text:tab/>while (front != rear) {</text:p>
      <text:p text:style-name="P2"><text:tab/><text:tab/>s = queue[front++];</text:p>
      <text:p text:style-name="P2"><text:tab/><text:tab/>printf("%d ", s);</text:p>
      <text:p text:style-name="P2"/>
      <text:p text:style-name="P2"><text:tab/><text:tab/>for (int adjacent = 0; adjacent &lt; g-&gt;V;</text:p>
      <text:p text:style-name="P2"><text:tab/><text:tab/><text:tab/>adjacent++) {</text:p>
      <text:p text:style-name="P2"><text:tab/><text:tab/><text:tab/>if (g-&gt;adj[s][adjacent] &amp;&amp; !visited[adjacent]) {</text:p>
      <text:p text:style-name="P2"><text:tab/><text:tab/><text:tab/><text:tab/>visited[adjacent] = true;</text:p>
      <text:p text:style-name="P2"><text:tab/><text:tab/><text:tab/><text:tab/>queue[rear++] = adjacent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Graph* g = Graph_create(4);</text:p>
      <text:p text:style-name="P2"><text:tab/>Graph_addEdge(g, 0, 1);</text:p>
      <text:p text:style-name="P2"><text:tab/>Graph_addEdge(g, 0, 2);</text:p>
      <text:p text:style-name="P2"><text:tab/>Graph_addEdge(g, 1, 2);</text:p>
      <text:p text:style-name="P2"><text:tab/>Graph_addEdge(g, 2, 0);</text:p>
      <text:p text:style-name="P2"><text:tab/>Graph_addEdge(g, 2, 3);</text:p>
      <text:p text:style-name="P2"><text:tab/>Graph_addEdge(g, 3, 3);</text:p>
      <text:p text:style-name="P2"/>
      <text:p text:style-name="P2"><text:tab/>printf("Following is Breadth First Traversal "</text:p>
      <text:p text:style-name="P2"><text:tab/><text:tab/>"(starting from vertex 2) \n");</text:p>
      <text:p text:style-name="P2"><text:tab/>Graph_BFS(g, 2);</text:p>
      <text:p text:style-name="P2"><text:tab/>Graph_destroy(g);</text:p>
      <text:p text:style-name="P2"/>
      <text:p text:style-name="P2"><text:tab/>return 0;</text:p>
      <text:p text:style-name="P2">}</text:p>
      <text:h text:style-name="P7" text:outline-level="2">Output:</text:h>
      <text:p text:style-name="P10">Following is Breadth First Traversal (starting from vertex 2) </text:p>
      <text:p text:style-name="P10"><text:soft-page-break/>2 0 3 1 </text:p>
      <text:p text:style-name="P10"/>
      <text:p text:style-name="P11">2. Implementation of DFS</text:p>
      <text:p text:style-name="P11"/>
      <text:h text:style-name="Heading_20_2" text:outline-level="2">Algorithm:</text:h>
      <text:p text:style-name="P11"/>
      <text:p text:style-name="P11">1. Push the root node in the Stack.</text:p>
      <text:p text:style-name="P11">2. Loop until stack is empty.</text:p>
      <text:p text:style-name="P11">3. Peek the node of the stack.</text:p>
      <text:p text:style-name="P11">4. If the node has unvisited child nodes, get the unvisited child node, mark it as traversed and push it on stack.</text:p>
      <text:p text:style-name="P11">5. If the node does not have any unvisited child nodes, pop the node from the stack.</text:p>
      <text:p text:style-name="P11"/>
      <text:h text:style-name="Heading_20_2" text:outline-level="2">Program: </text:h>
      <text:p text:style-name="Preformatted_20_Text">#include &lt;stdio.h&gt;</text:p>
      <text:p text:style-name="Preformatted_20_Text">#include &lt;stdlib.h&gt;</text:p>
      <text:p text:style-name="Preformatted_20_Text"/>
      <text:p text:style-name="Preformatted_20_Text">struct node</text:p>
      <text:p text:style-name="Preformatted_20_Text">{</text:p>
      <text:p text:style-name="Preformatted_20_Text"><text:s text:c="4"/>int vertexNumber;</text:p>
      <text:p text:style-name="Preformatted_20_Text"><text:s text:c="4"/>struct node *pointerToNextVertex;</text:p>
      <text:p text:style-name="Preformatted_20_Text">};</text:p>
      <text:p text:style-name="Preformatted_20_Text"/>
      <text:p text:style-name="Preformatted_20_Text">struct Graph</text:p>
      <text:p text:style-name="Preformatted_20_Text">{</text:p>
      <text:p text:style-name="Preformatted_20_Text"><text:s text:c="4"/>int numberOfVertices;</text:p>
      <text:p text:style-name="Preformatted_20_Text"/>
      <text:p text:style-name="Preformatted_20_Text"><text:s text:c="4"/>int *visitedRecord;</text:p>
      <text:p text:style-name="Preformatted_20_Text"/>
      <text:p text:style-name="Preformatted_20_Text"><text:s text:c="4"/>struct node **adjacencyLists;</text:p>
      <text:p text:style-name="Preformatted_20_Text">};</text:p>
      <text:p text:style-name="Preformatted_20_Text"/>
      <text:p text:style-name="Preformatted_20_Text">struct node *createNodeForList(int v)</text:p>
      <text:p text:style-name="Preformatted_20_Text">{</text:p>
      <text:p text:style-name="Preformatted_20_Text"><text:s text:c="4"/>struct node *newNode = malloc(sizeof(struct node));</text:p>
      <text:p text:style-name="Preformatted_20_Text"/>
      <text:p text:style-name="Preformatted_20_Text"><text:s text:c="4"/>newNode-&gt;vertexNumber = v;</text:p>
      <text:p text:style-name="Preformatted_20_Text"/>
      <text:p text:style-name="Preformatted_20_Text"><text:s text:c="4"/>newNode-&gt;pointerToNextVertex = NULL;</text:p>
      <text:p text:style-name="Preformatted_20_Text"><text:s text:c="4"/>return newNode;</text:p>
      <text:p text:style-name="Preformatted_20_Text">}</text:p>
      <text:p text:style-name="Preformatted_20_Text"/>
      <text:p text:style-name="Preformatted_20_Text">void addEdgeToGraph(struct Graph *graph, int source, int destination)</text:p>
      <text:p text:style-name="Preformatted_20_Text">{</text:p>
      <text:p text:style-name="Preformatted_20_Text"><text:s text:c="4"/>struct node *newNode = createNodeForList(destination);</text:p>
      <text:p text:style-name="Preformatted_20_Text"/>
      <text:p text:style-name="Preformatted_20_Text"><text:s text:c="4"/>newNode-&gt;pointerToNextVertex = graph-&gt;adjacencyLists[source];</text:p>
      <text:p text:style-name="Preformatted_20_Text"/>
      <text:p text:style-name="Preformatted_20_Text"><text:s text:c="4"/>graph-&gt;adjacencyLists[source] = newNode;</text:p>
      <text:p text:style-name="Preformatted_20_Text"><text:soft-page-break/></text:p>
      <text:p text:style-name="Preformatted_20_Text"><text:s text:c="4"/>newNode = createNodeForList(source);</text:p>
      <text:p text:style-name="Preformatted_20_Text"><text:s text:c="4"/>newNode-&gt;pointerToNextVertex = graph-&gt;adjacencyLists[destination];</text:p>
      <text:p text:style-name="Preformatted_20_Text"><text:s text:c="4"/>graph-&gt;adjacencyLists[destination] = newNode;</text:p>
      <text:p text:style-name="Preformatted_20_Text">}</text:p>
      <text:p text:style-name="Preformatted_20_Text"/>
      <text:p text:style-name="Preformatted_20_Text">struct Graph *createGraph(int vertices)</text:p>
      <text:p text:style-name="Preformatted_20_Text">{</text:p>
      <text:p text:style-name="Preformatted_20_Text"><text:s text:c="4"/>int i;</text:p>
      <text:p text:style-name="Preformatted_20_Text"/>
      <text:p text:style-name="Preformatted_20_Text"><text:s text:c="4"/>struct Graph *graph = malloc(sizeof(struct Graph));</text:p>
      <text:p text:style-name="Preformatted_20_Text"/>
      <text:p text:style-name="Preformatted_20_Text"><text:s text:c="4"/>graph-&gt;numberOfVertices = vertices;</text:p>
      <text:p text:style-name="Preformatted_20_Text"/>
      <text:p text:style-name="Preformatted_20_Text"><text:s text:c="4"/>graph-&gt;adjacencyLists = malloc(vertices * sizeof(struct node *));</text:p>
      <text:p text:style-name="Preformatted_20_Text"/>
      <text:p text:style-name="Preformatted_20_Text"><text:s text:c="4"/>graph-&gt;visitedRecord = malloc(vertices * sizeof(int));</text:p>
      <text:p text:style-name="Preformatted_20_Text"/>
      <text:p text:style-name="Preformatted_20_Text"><text:s text:c="4"/>for (i = 0; i &lt; vertices; i++)</text:p>
      <text:p text:style-name="Preformatted_20_Text"><text:s text:c="4"/>{</text:p>
      <text:p text:style-name="Preformatted_20_Text"><text:s text:c="8"/>graph-&gt;adjacencyLists[i] = NULL;</text:p>
      <text:p text:style-name="Preformatted_20_Text"><text:s text:c="8"/>graph-&gt;visitedRecord[i] = 0;</text:p>
      <text:p text:style-name="Preformatted_20_Text"><text:s text:c="4"/>}</text:p>
      <text:p text:style-name="Preformatted_20_Text"/>
      <text:p text:style-name="Preformatted_20_Text"><text:s text:c="4"/>return graph;</text:p>
      <text:p text:style-name="Preformatted_20_Text">}</text:p>
      <text:p text:style-name="Preformatted_20_Text"/>
      <text:p text:style-name="Preformatted_20_Text">void depthFirstSearch(struct Graph *graph, int vertexNumber)</text:p>
      <text:p text:style-name="Preformatted_20_Text">{</text:p>
      <text:p text:style-name="Preformatted_20_Text"><text:s text:c="4"/>struct node *adjList = graph-&gt;adjacencyLists[vertexNumber];</text:p>
      <text:p text:style-name="Preformatted_20_Text"><text:s text:c="4"/>struct node *temp = adjList;</text:p>
      <text:p text:style-name="Preformatted_20_Text"/>
      <text:p text:style-name="Preformatted_20_Text"><text:s text:c="4"/>graph-&gt;visitedRecord[vertexNumber] = 1;</text:p>
      <text:p text:style-name="Preformatted_20_Text"><text:s text:c="4"/>printf("%d ", vertexNumber);</text:p>
      <text:p text:style-name="Preformatted_20_Text"/>
      <text:p text:style-name="Preformatted_20_Text"><text:s text:c="4"/>while (temp != NULL)</text:p>
      <text:p text:style-name="Preformatted_20_Text"><text:s text:c="4"/>{</text:p>
      <text:p text:style-name="Preformatted_20_Text"><text:s text:c="8"/>int connectedVertex = temp-&gt;vertexNumber;</text:p>
      <text:p text:style-name="Preformatted_20_Text"/>
      <text:p text:style-name="Preformatted_20_Text"><text:s text:c="8"/>if (graph-&gt;visitedRecord[connectedVertex] == 0)</text:p>
      <text:p text:style-name="Preformatted_20_Text"><text:s text:c="8"/>{</text:p>
      <text:p text:style-name="Preformatted_20_Text"><text:s text:c="12"/>depthFirstSearch(graph, connectedVertex);</text:p>
      <text:p text:style-name="Preformatted_20_Text"><text:s text:c="8"/>}</text:p>
      <text:p text:style-name="Preformatted_20_Text"><text:s text:c="8"/>temp = temp-&gt;pointerToNextVertex;</text:p>
      <text:p text:style-name="Preformatted_20_Text"><text:s text:c="4"/>}</text:p>
      <text:p text:style-name="Preformatted_20_Text">}</text:p>
      <text:p text:style-name="Preformatted_20_Text"/>
      <text:p text:style-name="Preformatted_20_Text">int main()</text:p>
      <text:p text:style-name="Preformatted_20_Text">{</text:p>
      <text:p text:style-name="Preformatted_20_Text"><text:s text:c="4"/>int numberOfVertices, numberOfEdges, i;</text:p>
      <text:p text:style-name="Preformatted_20_Text"><text:s text:c="4"/>int source, destination;</text:p>
      <text:p text:style-name="Preformatted_20_Text"><text:s text:c="4"/>int startingVertex;</text:p>
      <text:p text:style-name="Preformatted_20_Text"/>
      <text:p text:style-name="Preformatted_20_Text"><text:soft-page-break/><text:s text:c="4"/>printf("Enter Number of Vertices and Edges in the Graph: ");</text:p>
      <text:p text:style-name="Preformatted_20_Text"><text:s text:c="4"/>scanf("%d%d", &amp;numberOfVertices, &amp;numberOfEdges);</text:p>
      <text:p text:style-name="Preformatted_20_Text"><text:s text:c="4"/>struct Graph *graph = createGraph(numberOfVertices);</text:p>
      <text:p text:style-name="Preformatted_20_Text"/>
      <text:p text:style-name="Preformatted_20_Text"><text:s text:c="4"/>printf("Add %d Edges of the Graph(Vertex numbering should be from 0 to %d)\n", numberOfEdges, numberOfVertices - 1);</text:p>
      <text:p text:style-name="Preformatted_20_Text"><text:s text:c="4"/>for (i = 0; i &lt; numberOfEdges; i++)</text:p>
      <text:p text:style-name="Preformatted_20_Text"><text:s text:c="4"/>{</text:p>
      <text:p text:style-name="Preformatted_20_Text"><text:s text:c="8"/>scanf("%d%d", &amp;source, &amp;destination);</text:p>
      <text:p text:style-name="Preformatted_20_Text"><text:s text:c="8"/>addEdgeToGraph(graph, source, destination);</text:p>
      <text:p text:style-name="Preformatted_20_Text"><text:s text:c="4"/>}</text:p>
      <text:p text:style-name="Preformatted_20_Text"/>
      <text:p text:style-name="Preformatted_20_Text"><text:s text:c="4"/>printf("Enter Starting Vertex for DFS Traversal: ");</text:p>
      <text:p text:style-name="Preformatted_20_Text"><text:s text:c="4"/>scanf("%d", &amp;startingVertex);</text:p>
      <text:p text:style-name="Preformatted_20_Text"/>
      <text:p text:style-name="Preformatted_20_Text"><text:s text:c="4"/>if (startingVertex &lt; numberOfVertices)</text:p>
      <text:p text:style-name="Preformatted_20_Text"><text:s text:c="4"/>{</text:p>
      <text:p text:style-name="Preformatted_20_Text"><text:s text:c="8"/>printf("DFS Traversal: ");</text:p>
      <text:p text:style-name="Preformatted_20_Text"><text:s text:c="8"/>depthFirstSearch(graph, startingVertex);</text:p>
      <text:p text:style-name="Preformatted_20_Text"><text:s text:c="4"/>}</text:p>
      <text:p text:style-name="Preformatted_20_Text"><text:s text:c="4"/>return 0;</text:p>
      <text:p text:style-name="Preformatted_20_Text">}</text:p>
      <text:p text:style-name="Preformatted_20_Text"/>
      <text:h text:style-name="Heading_20_2" text:outline-level="2">Output: </text:h>
      <text:p text:style-name="Preformatted_20_Text">Enter Number of Vertices and Edges in the Graph: 7 5</text:p>
      <text:p text:style-name="Preformatted_20_Text">Add 5 Edges of the Graph(Vertex numbering should be from 0 to 6)</text:p>
      <text:p text:style-name="Preformatted_20_Text">0 1 2 3 4 5 6 3 2 2 </text:p>
      <text:p text:style-name="Preformatted_20_Text">Enter Starting Vertex for DFS Traversal: 4</text:p>
      <text:p text:style-name="Preformatted_20_Text">DFS Traversal: 4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1H3M20S</meta:editing-duration>
    <meta:editing-cycles>5</meta:editing-cycles>
    <meta:generator>LibreOffice/7.4.6.2$Linux_X86_64 LibreOffice_project/40$Build-2</meta:generator>
    <dc:title>daa_assignment</dc:title>
    <dc:date>2023-05-16T22:49:02.332605856</dc:date>
    <meta:document-statistic meta:table-count="0" meta:image-count="0" meta:object-count="0" meta:page-count="5" meta:paragraph-count="174" meta:word-count="690" meta:character-count="4919" meta:non-whitespace-character-count="4038"/>
    <meta:template xlink:type="simple" xlink:actuate="onRequest" xlink:title="daa_assignment" xlink:href="../../../../../Templates/daa_assignment.ott" meta:date="2023-05-16T21:35:09.903113520"/>
  </office:meta>
</office:document-meta>
</file>